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0.7071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Mono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Mono" fo:font-size="8pt" fo:language="en" fo:country="US" fo:font-style="italic" fo:font-weight="normal" style:font-name-asian="Times New Roman1" style:font-size-asian="8pt" style:language-asian="en" style:country-asian="US" style:font-style-asian="italic" style:font-weight-asian="normal" style:font-name-complex="Times New Roman1" style:font-size-complex="8pt" style:language-complex="en" style:country-complex="US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datátalakítás</text:p>
      <text:p text:style-name="P1"/>
      <text:p text:style-name="P2">1.<text:tab/>Shp file konvertálása posgGIS táblába</text:p>
      <text:p text:style-name="P2"/>
      <text:p text:style-name="P12">shp2pgsql -c -D -i -I ./border.shp border &gt; border.sql</text:p>
      <text:p text:style-name="P2"/>
      <text:p text:style-name="P2">2.<text:tab/>Digitalizálás - QuantumGIS</text:p>
      <text:p text:style-name="P3"/>
      <text:p text:style-name="P5">a.<text:tab/>georeferencer modul hozzáadása a qgis-hez</text:p>
      <text:p text:style-name="P8"/>
      <text:p text:style-name="P11">Plugins &gt; Manage plugins...</text:p>
      <text:p text:style-name="P8"/>
      <text:p text:style-name="P8">A felbukkanó ablakban keressük meg a georeferencer modult és válasszuk ki</text:p>
      <text:p text:style-name="P8">A Raster &gt; Georeferencer &gt; Georeferencer pontba kerül a modul</text:p>
      <text:p text:style-name="P4"/>
      <text:p text:style-name="P5">b.<text:tab/>Georeferencer ablak nyitása</text:p>
      <text:p text:style-name="P8"/>
      <text:p text:style-name="P11">Raster &gt; Georeferencer &gt; Georeferencer</text:p>
      <text:p text:style-name="P5"/>
      <text:p text:style-name="P5">c.<text:tab/>Skennelt térkép beolvasása a Georeferencer ablakban</text:p>
      <text:p text:style-name="P8"/>
      <text:p text:style-name="P11">File &gt; Open Raster ...</text:p>
      <text:p text:style-name="P8"/>
      <text:p text:style-name="P8">Add meg a kooridináta referencia rendszert CRS (HD72)</text:p>
      <text:p text:style-name="P8">Zoom to Layer <text:s/>Extent</text:p>
      <text:p text:style-name="P4"/>
      <text:p text:style-name="P5">d.<text:tab/>Referencia pontok kiválasztása. Ezen pontok alapján fogjuk elvégezni a kép transzformációját, mivel ezen pontok pontos koordinátáit ismerjük.</text:p>
      <text:p text:style-name="P8">A következő pontokat fogjuk felhasználni:</text:p>
      <text:p text:style-name="P8">3<text:tab/>645446.22<text:tab/>227900.57</text:p>
      <text:p text:style-name="P8">75<text:tab/>645543.58<text:tab/>227960.08</text:p>
      <text:p text:style-name="P8">64<text:tab/>645609.10<text:tab/>227854.38</text:p>
      <text:p text:style-name="P8">21<text:tab/>645512.35<text:tab/>227793.30</text:p>
      <text:p text:style-name="P8">30<text:tab/>645526.76<text:tab/>227888.86</text:p>
      <text:p text:style-name="P8"/>
      <text:p text:style-name="P5">e.<text:tab/>Referencia pontok elhelyezése.</text:p>
      <text:p text:style-name="P8"/>
      <text:p text:style-name="P11">Edit &gt; Add point</text:p>
      <text:p text:style-name="P5"/>
      <text:p text:style-name="P8">Jelöld ki egyenként a pontokat és amikor kéri add meg a koordinátáit.</text:p>
      <text:p text:style-name="P8"/>
      <text:p text:style-name="P5">f.<text:tab/>Indítsd el a georeferálást</text:p>
      <text:p text:style-name="P8"/>
      <text:p text:style-name="P11">File &gt; Start georeferencing</text:p>
      <text:p text:style-name="P5"/>
      <text:p text:style-name="P8">Megjelenik egy információs ablak, melyben felhivja a figyelmet, hogy meg kell adni a transzformáció paramétereit.</text:p>
      <text:p text:style-name="P9"/>
      <text:p text:style-name="P8">Transformation type:<text:tab/>Polynomial 1 (Affin transzformáció)</text:p>
      <text:p text:style-name="P8">Resampling method:<text:tab/>Linear</text:p>
      <text:p text:style-name="P8">Compression:<text:tab/><text:tab/>NONE</text:p>
      <text:p text:style-name="P8">Output raster:<text:tab/><text:tab/>terkep-transzformalt.tif</text:p>
      <text:p text:style-name="P9"/>
      <text:p text:style-name="P9">Akkor mondhatjuk, hogy megfelelő volt a referálás, ha a residual érték 1 körül marad.</text:p>
      <text:p text:style-name="P9">Ezzel elkészült a georeferált tif fájlunk. Be is zárhatjuk ezt az ablakot. Bezárás előtt a program rákérdez, hogy mentse-e a GCP pontokat.</text:p>
      <text:p text:style-name="P9"/>
      <text:p text:style-name="P5">g.<text:tab/>Transzformált térkép</text:p>
      <text:p text:style-name="P8">A digitalizálást már a fő képernyőn végezzük. Olvassuk be a transzformált térképet egy raszteres layer-re</text:p>
      <text:p text:style-name="P8"/>
      <text:p text:style-name="P11">Layer &gt; Add Raster Layer...</text:p>
      <text:p text:style-name="P6"/>
      <text:p text:style-name="P5">h.<text:tab/>Pontréteg letrehozása </text:p>
      <text:p text:style-name="P9"><text:soft-page-break/>A mért pontok listája egy fájlban helyezkedik el, így ne kézzel fogjuk bevinni hanem beolvassuk és automatikusan helyeztetjük el egy pont típusú rétegen. Ehhez azonban előtte a fájl-importot biztosító modult be kell illeszteni:</text:p>
      <text:p text:style-name="P9"/>
      <text:p text:style-name="P11">Modulok &gt; Layer &gt; New &gt; New Shapefile Layer</text:p>
      <text:p text:style-name="P9"/>
      <text:p text:style-name="P9">Itt válasszuk ki a “Add Delimited Text Layer” modult, amit majd a Layer&gt;Add Delimited Text Layer menübe helyezi. Most pedig olvassuk be koordinátákat tartalmazó szöveges fájlt.</text:p>
      <text:p text:style-name="P9"/>
      <text:p text:style-name="P11">Layer &gt; Add Delimited Text Layer</text:p>
      <text:p text:style-name="P9"/>
      <text:p text:style-name="P9">Itt ki kell választani a beolvasandó fájl nevét, az elválasztó karaktert, az első sort, az x és y értékeket tartalmazó oszlopokat. Érdemes olyan szerkesztett fájlt választani, aminek az első oszlopában a pont azonosító száma, egy space-t követően az X majd szintén egy space-t követően az Y koordináta helyezkedik el.</text:p>
      <text:p text:style-name="P9"/>
      <text:p text:style-name="P5">i.<text:tab/>Digitalizáló réteg letrehozása</text:p>
      <text:p text:style-name="P8">Nyissunk egy Shape file - vektoros layert ahol a digitalizálást végezzük.</text:p>
      <text:p text:style-name="P9"/>
      <text:p text:style-name="P11">Layer &gt; New &gt; New Shapefile Layer</text:p>
      <text:p text:style-name="P8"/>
      <text:p text:style-name="P8">Amikor kérdezi, adjuk meg hogy poligon típusú layer-t készítünk és a a vetületi rendszerünk pedig: EPSG:23700 - HD72 / EOV.</text:p>
      <text:p text:style-name="P9"/>
      <text:p text:style-name="P5">j.<text:tab/>Beállítások.</text:p>
      <text:p text:style-name="P8"/>
      <text:p text:style-name="P11">Settings &gt; Project Properties...&gt; Coordinate Reference System</text:p>
      <text:p text:style-name="P5"/>
      <text:p text:style-name="P8">Pipáld ki az “Enable `on the fly` CRS transformation” checkbox-ot.</text:p>
      <text:p text:style-name="P8">Engedélyezd a Digitizing toolbart, jobb egér gomb a Toolbar szekción és a menüből pipáld ki a Digitizing pontot</text:p>
      <text:p text:style-name="P10"/>
      <text:p text:style-name="P10">A Snap használatát, vagyis hogy mekkora távolságot vegyen figyelembe az illesztéshez a következő menüpontban lehet állítani:</text:p>
      <text:p text:style-name="P10"/>
      <text:p text:style-name="P11">Settings &gt; Tárgyraszter beállítások</text:p>
      <text:p text:style-name="P7"/>
      <text:p text:style-name="P7"><text:tab/>Itt pipáljuk ki azokat a rétegeket, amikhez illeszteni kivánjuk a pontunkat és áttítsuk be a távolságot is.</text:p>
      <text:p text:style-name="P7"/>
      <text:p text:style-name="P10"/>
      <text:p text:style-name="P5">k.<text:tab/>Digitalizálás </text:p>
      <text:p text:style-name="P8"/>
      <text:p text:style-name="P8">Válaszd ki a Shapefile Layer-t. Ekkor aktivvá válik a Digitizing toolbar.</text:p>
      <text:p text:style-name="P8"/>
      <text:p text:style-name="P11">Editr &gt; Toggle Editing</text:p>
      <text:p text:style-name="P8"/>
      <text:p text:style-name="P8">Majd ezután válaszd ki a Add Feature ikont. Megkezdhetjük a digitalizálást.</text:p>
      <text:p text:style-name="P8"/>
      <text:p text:style-name="P5">l.<text:tab/>Mentés </text:p>
      <text:p text:style-name="P8"/>
      <text:p text:style-name="P8">Valamilyen rejtélyes ok miatt a project mentése nem menti a layer változásait automatikusan. Ezt úgy oldhatjuk meg, hogy a Rétegek ablakban kiválasztjuk a mentendő digitalizált réteget:</text:p>
      <text:p text:style-name="P8"/>
      <text:p text:style-name="P11">Jobb egér gomb &gt; Save as... </text:p>
      <text:p text:style-name="P8"/>
      <text:p text:style-name="P8">Majd azonos névvel újra mentünk. Ez volt az egyetlen mód a metésre amit találtam. Igy létrejön mind az 5 Shape file (.dbf, .prj, .qpj, <text:s/>.shp, .shx)</text:p>
      <text:p text:style-name="P8"/>
      <text:p text:style-name="P5">n.<text:tab/>Konverzió</text:p>
      <text:p text:style-name="P8"/>
      <text:p text:style-name="P8">Legvégül pedig végezzük el a shp fájl postgis formátumú konverzióját.</text:p>
      <text:p text:style-name="P8"/>
      <text:p text:style-name="P10"/>
      <text:p text:style-name="P5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8-28T19:47:35</dc:date>
    <meta:editing-duration>PT15H9M1S</meta:editing-duration>
    <meta:editing-cycles>78</meta:editing-cycles>
    <meta:generator>LibreOffice/3.5$Linux_x86 LibreOffice_project/350m1$Build-2</meta:generator>
    <meta:document-statistic meta:table-count="0" meta:image-count="0" meta:object-count="0" meta:page-count="2" meta:paragraph-count="63" meta:word-count="581" meta:character-count="3898" meta:non-whitespace-character-count="3371"/>
  </office:meta>
</office:document-meta>
</file>